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93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97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98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99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0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01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02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03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04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05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06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07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08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09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0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11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12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13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14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15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16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17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18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19" style:family="paragraph" style:parent-style-name="Standard">
      <style:text-properties officeooo:paragraph-rsid="00c2c108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4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16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3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3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96">password: <text:span text:style-name="T1">Password: Aistle7868@</text:span></text:p>
      <text:p text:style-name="P97">url: digitalocean.com</text:p>
      <text:p text:style-name="P98">jenkins password: abe59ad4d88c4cc1aa1f5fa3b29e2103</text:p>
      <text:p text:style-name="P5"/>
      <text:p text:style-name="P10">Jenkins Current Credentials</text:p>
      <text:p text:style-name="P98">username: mohammed_aybits</text:p>
      <text:p text:style-name="P98">password: Aistle7868@</text:p>
      <text:p text:style-name="P98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99">2. systemctl status jenkins //command to check whether jenkis is installed.</text:p>
      <text:p text:style-name="P100">3. systemctl stop jenkins //<text:span text:style-name="T2">cmd to stop the jenkins server</text:span></text:p>
      <text:p text:style-name="P101">4. systemctl start jenkins</text:p>
      <text:p text:style-name="P102">5. systemctl restart jenkins</text:p>
      <text:p text:style-name="P103"><text:span text:style-name="T3">6</text:span>. ip addr show //command to show the ip of the jenkins</text:p>
      <text:p text:style-name="P6"/>
      <text:p text:style-name="P6"/>
      <text:p text:style-name="P90">Architectural Over View of Jenkins:</text:p>
      <text:p text:style-name="P104"/>
      <text:p text:style-name="P90">Master:</text:p>
      <text:p text:style-name="P104">1. Schedule Build Job.</text:p>
      <text:p text:style-name="P104">2. Dispatch Builds to the slave for Actual Job Execution.</text:p>
      <text:p text:style-name="P104">3. Monitoring the slave and recording the build results.</text:p>
      <text:p text:style-name="P7"/>
      <text:p text:style-name="P90">Slave:</text:p>
      <text:p text:style-name="P104">1. Execute Build Jobs dispatched by master.</text:p>
      <text:p text:style-name="P104"/>
      <text:p text:style-name="P105">Jenkins Job: It refer’s to <text:s/>runnable tasks thar are controlled and monitored by jenkins.</text:p>
      <text:p text:style-name="P105">Eg: Suppose for your deployment on aws, gcp etc u can setup a job for that.</text:p>
      <text:p text:style-name="P105">Eg: U want to build the project u can setup a job for that.</text:p>
      <text:p text:style-name="P106">Eg: U want to execute some kind of sequel on the server u can set up a job for that.</text:p>
      <text:p text:style-name="P106"/>
      <text:p text:style-name="P107"><text:span text:style-name="T11">Slave / Node: </text:span><text:span text:style-name="T4">Slaves are the computer / vm’s that are setup to build projects for a Master.</text:span></text:p>
      <text:p text:style-name="P107"><text:tab/>- <text:span text:style-name="T5">Jenkins run seperate program called ‘Slave Agents’ (Java Program) on slaves.</text:span></text:p>
      <text:p text:style-name="P107"><text:tab/>- <text:span text:style-name="T6">When Slaves are registered to a master, a master starts distributing load to the slaves.</text:span></text:p>
      <text:p text:style-name="P108"><text:tab/>- <text:span text:style-name="T7">Node is used to refer all machines that are part of Jenkins grid, slaves and master.</text:span></text:p>
      <text:p text:style-name="P108"/>
      <text:p text:style-name="P109"><text:span text:style-name="T11">Executor: </text:span><text:s/>It is a seperate Stream of Builds to be run on a Node in parallel.</text:p>
      <text:p text:style-name="P109"><text:soft-page-break/><text:tab/><text:span text:style-name="T8">Executor is like a thread it executes a single job on a slave. There can be multiple executors on a single node / slave.</text:span></text:p>
      <text:p text:style-name="P109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09"/>
      <text:p text:style-name="P110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17">- <text:span text:style-name="T12">Install GitHub plugin on Jenkins Server using Mangae Plugins</text:span></text:p>
      <text:p text:style-name="P117">- <text:span text:style-name="T14">git --version</text:span></text:p>
      <text:p text:style-name="P117"/>
      <text:p text:style-name="P72">Install Maven on Jenkins Host Machine</text:p>
      <text:p text:style-name="P72">- <text:span text:style-name="T13">sudo apt-get install maven</text:span></text:p>
      <text:p text:style-name="P117">- <text:span text:style-name="T14">mvn –version</text:span></text:p>
      <text:p text:style-name="P117"/>
      <text:p text:style-name="P73">Configure Jenkins to Work with Maven<text:span text:style-name="T16"> </text:span><text:span text:style-name="T17"><text:s/></text:span><text:span text:style-name="T18">&amp; GIT</text:span></text:p>
      <text:p text:style-name="P91"><text:span text:style-name="T16">J</text:span><text:span text:style-name="T15">ava Path</text:span></text:p>
      <text:p text:style-name="P93">- /usr/lib/jvm/java-8-openjdk-amd64</text:p>
      <text:p text:style-name="P91"><text:span text:style-name="T16">M</text:span><text:span text:style-name="T15">aven Path</text:span></text:p>
      <text:p text:style-name="P94">- /usr/share/maven/</text:p>
      <text:p text:style-name="P94"/>
      <text:p text:style-name="P95">Git</text:p>
      <text:p text:style-name="P95">- git //just git no path</text:p>
      <text:p text:style-name="P95"/>
      <text:p text:style-name="P92">Create Your First Maven Based Jenkins Job</text:p>
      <text:p text:style-name="P118">Maven Goals: <text:span text:style-name="T19">test, install, compile, package, deploy, test-compile etc</text:span></text:p>
      <text:p text:style-name="P118"/>
      <text:p text:style-name="P74">Source Code Polling In Jenkins</text:p>
      <text:p text:style-name="P111">Continuous Integration flow is not for manual work. </text:p>
      <text:p text:style-name="P111"/>
      <text:p text:style-name="P112">You have to select the Poll SCM</text:p>
      <text:p text:style-name="P112"/>
      <text:p text:style-name="P113">In Jenkins schedule is basicall<text:span text:style-name="T21">y</text:span> in CRON Basis.</text:p>
      <text:p text:style-name="P113"/>
      <text:p text:style-name="P76">Remote Build Trigger In Jenkins</text:p>
      <text:p text:style-name="P114">- Remote Build Trigger is helpful to execute the build externally.</text:p>
      <text:p text:style-name="P115">- If an action is triggered on Server B then a job is triggered on Server A <text:span text:style-name="T22">then Remote Build Trigger is helpful.</text:span></text:p>
      <text:p text:style-name="P115"><text:soft-page-break/>- <text:span text:style-name="T23">U can call the Build Trigger by some script, API or UI Button Click Event.</text:span></text:p>
      <text:p text:style-name="P115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19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13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14">Infrastructuer As Code:</text:span></text:span><text:span text:style-name="Teletype"><text:span text:style-name="T115"> </text:span></text:span></text:p>
      <text:p text:style-name="P75"><text:span text:style-name="Teletype"><text:span text:style-name="T116">Coding the jenkins job is called as Infrastructure as code instead of manually configuring them.</text:span></text:span></text:p>
      <text:p text:style-name="P78"><text:span text:style-name="Teletype"><text:span text:style-name="T133"/></text:span></text:p>
      <text:p text:style-name="P77"><text:span text:style-name="Teletype"><text:span text:style-name="T134">Introduction to Jenkins Job DSL:</text:span></text:span></text:p>
      <text:p text:style-name="P79"><text:span text:style-name="Teletype"><text:span text:style-name="T117">DSL stands for Domain Specific Language.</text:span></text:span></text:p>
      <text:p text:style-name="P80"><text:span text:style-name="Teletype"><text:span text:style-name="T118">1. Go to Manage Plugins.</text:span></text:span></text:p>
      <text:p text:style-name="P80"><text:span text:style-name="Teletype"><text:span text:style-name="T118">2. Search for Job DSL</text:span></text:span></text:p>
      <text:p text:style-name="P81"><text:span text:style-name="Teletype"><text:span text:style-name="T119">3. Install Job DSL.</text:span></text:span></text:p>
      <text:p text:style-name="P81"><text:span text:style-name="Teletype"><text:span text:style-name="T119"/></text:span></text:p>
      <text:p text:style-name="P65"><text:span text:style-name="Teletype"><text:span text:style-name="T109"/></text:span></text:p>
      <text:p text:style-name="P82"><text:span text:style-name="Teletype"><text:span text:style-name="T135">Demo: Jenkins Job </text:span></text:span><text:span text:style-name="Teletype"><text:span text:style-name="T134">DSL </text:span></text:span><text:span text:style-name="Teletype"><text:span text:style-name="T135">with Maven Project</text:span></text:span></text:p>
      <text:p text:style-name="P89"><text:span text:style-name="Teletype"><text:span text:style-name="T129">1. Write the infrastructure code in MavenProjectDSL.groovy</text:span></text:span></text:p>
      <text:p text:style-name="P83"><text:span text:style-name="Teletype"><text:span text:style-name="T120">For jenkins </text:span></text:span><text:span text:style-name="Teletype"><text:span text:style-name="T121">naming convention</text:span></text:span><text:span text:style-name="Teletype"><text:span text:style-name="T120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20">http://jenkinsci.github.io/job-dsl-plugin/#path/job/</text:span></text:span></text:a></text:p>
      <text:p text:style-name="P83"><text:span text:style-name="Teletype"><text:span text:style-name="T120"/></text:span></text:p>
      <text:p text:style-name="P84"><text:span text:style-name="Teletype"><text:span text:style-name="T122">1. New Item</text:span></text:span></text:p>
      <text:p text:style-name="P84"><text:span text:style-name="Teletype"><text:span text:style-name="T122">2. Item Name -&gt; Maven_Seed_Job</text:span></text:span></text:p>
      <text:p text:style-name="P84"><text:span text:style-name="Teletype"><text:span text:style-name="T122">3. Freestyle Project.</text:span></text:span></text:p>
      <text:p text:style-name="P84"><text:span text:style-name="Teletype"><text:span text:style-name="T122">4. Click Ok Button.</text:span></text:span></text:p>
      <text:p text:style-name="P85"><text:span text:style-name="Teletype"><text:span text:style-name="T123">5. Source Code Mgmt - &gt; Selct Git.</text:span></text:span></text:p>
      <text:p text:style-name="P85"><text:span text:style-name="Teletype"><text:span text:style-name="T123">6. Copy Paste the Repository Url </text:span></text:span><text:span text:style-name="Teletype"><text:span text:style-name="T130">of the DSL file</text:span></text:span><text:span text:style-name="Teletype"><text:span text:style-name="T123">.</text:span></text:span></text:p>
      <text:p text:style-name="P85"><text:span text:style-name="Teletype"><text:span text:style-name="T123">7. </text:span></text:span><text:span text:style-name="Teletype"><text:span text:style-name="T124">In Build Options select Process Job DSL’s</text:span></text:span></text:p>
      <text:p text:style-name="P86"><text:span text:style-name="Teletype"><text:span text:style-name="T124">8. Copy paste the DSL Script path </text:span></text:span><text:span text:style-name="Teletype"><text:span text:style-name="T131">in DSL Scripts field. </text:span></text:span><text:span text:style-name="Teletype"><text:span text:style-name="T132">(MavenProjectDSL.groovy )</text:span></text:span></text:p>
      <text:p text:style-name="P86"><text:span text:style-name="Teletype"><text:span text:style-name="T124">9. </text:span></text:span><text:span text:style-name="Teletype"><text:span text:style-name="T125">Save.</text:span></text:span></text:p>
      <text:p text:style-name="P87"><text:span text:style-name="Teletype"><text:span text:style-name="T126">10. Go for build now. </text:span></text:span><text:span text:style-name="Teletype"><text:span text:style-name="T127">U will get an error to approve the script.</text:span></text:span></text:p>
      <text:p text:style-name="P88"><text:span text:style-name="Teletype"><text:span text:style-name="T127">11. Go to manage jenkins</text:span></text:span></text:p>
      <text:p text:style-name="P88"><text:span text:style-name="Teletype"><text:span text:style-name="T127">12. Go to In-Process Script Approal.</text:span></text:span></text:p>
      <text:p text:style-name="P88"><text:span text:style-name="Teletype"><text:span text:style-name="T127">13. Approve the script. </text:span></text:span><text:span text:style-name="Teletype"><text:span text:style-name="T128">And again build.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12:59:54.515080410</dc:date>
    <meta:editing-duration>PT11H37M16S</meta:editing-duration>
    <meta:editing-cycles>185</meta:editing-cycles>
    <meta:generator>LibreOffice/6.0.7.3$Linux_X86_64 LibreOffice_project/00m0$Build-3</meta:generator>
    <meta:document-statistic meta:table-count="0" meta:image-count="0" meta:object-count="0" meta:page-count="6" meta:paragraph-count="196" meta:word-count="1355" meta:character-count="8261" meta:non-whitespace-character-count="7079"/>
  </office:meta>
</office:document-meta>
</file>